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4.098cm" svg:height="1.998cm" svg:x="7.024cm" svg:y="9.58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los </meta:initial-creator>
    <meta:creation-date>2016-04-21T10:40:19.383248155</meta:creation-date>
    <dc:date>2016-06-08T10:04:38.264756319</dc:date>
    <dc:creator>Miklos </dc:creator>
    <meta:editing-duration>PT7M10S</meta:editing-duration>
    <meta:editing-cycles>3</meta:editing-cycles>
    <meta:generator>LibreOfficeDev/5.3.0.0.alpha0$Linux_X86_64 LibreOffice_project/78b100ec9cb0db2f7b33ece5ad3287a67a37246f</meta:generator>
    <meta:document-statistic meta:object-count="24"/>
  </office:meta>
</office:document-meta>
</file>